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Nelson_20_Text">
      <style:text-properties officeooo:paragraph-rsid="04e6dde6"/>
    </style:style>
    <style:style style:name="P3" style:family="paragraph" style:parent-style-name="Nelson_20_Text">
      <style:text-properties officeooo:paragraph-rsid="04e2897e"/>
    </style:style>
    <style:style style:name="P4" style:family="paragraph" style:parent-style-name="Standard">
      <style:text-properties officeooo:paragraph-rsid="04b93026"/>
    </style:style>
    <style:style style:name="P5" style:family="paragraph" style:parent-style-name="Standard">
      <style:text-properties officeooo:rsid="04a191ac" officeooo:paragraph-rsid="04b93026"/>
    </style:style>
    <style:style style:name="P6" style:family="paragraph" style:parent-style-name="Standard">
      <style:text-properties officeooo:paragraph-rsid="04dc5a75"/>
    </style:style>
    <style:style style:name="P7" style:family="paragraph" style:parent-style-name="Standard">
      <style:text-properties officeooo:rsid="04f39cbf" officeooo:paragraph-rsid="04f39cbf"/>
    </style:style>
    <style:style style:name="P8" style:family="paragraph" style:parent-style-name="Nelson_20_Text">
      <style:text-properties fo:font-weight="bold" officeooo:rsid="04f97e40" style:font-weight-asian="bold" style:font-weight-complex="bold"/>
    </style:style>
    <style:style style:name="T1" style:family="text">
      <style:text-properties officeooo:rsid="04bb0e07"/>
    </style:style>
    <style:style style:name="T2" style:family="text">
      <style:text-properties officeooo:rsid="04c31f84"/>
    </style:style>
    <style:style style:name="T3" style:family="text">
      <style:text-properties officeooo:rsid="04c446b8"/>
    </style:style>
    <style:style style:name="T4" style:family="text">
      <style:text-properties officeooo:rsid="04c50ba6"/>
    </style:style>
    <style:style style:name="T5" style:family="text">
      <style:text-properties officeooo:rsid="04d9276a"/>
    </style:style>
    <style:style style:name="T6" style:family="text">
      <style:text-properties officeooo:rsid="04d9baeb"/>
    </style:style>
    <style:style style:name="T7" style:family="text">
      <style:text-properties officeooo:rsid="04dc5a75"/>
    </style:style>
    <style:style style:name="T8" style:family="text">
      <style:text-properties officeooo:rsid="04dff2b1"/>
    </style:style>
    <style:style style:name="T9" style:family="text">
      <style:text-properties officeooo:rsid="04e2897e"/>
    </style:style>
    <style:style style:name="T10" style:family="text">
      <style:text-properties officeooo:rsid="04e3be78"/>
    </style:style>
    <style:style style:name="T11" style:family="text">
      <style:text-properties officeooo:rsid="04e6dde6"/>
    </style:style>
    <style:style style:name="T12" style:family="text">
      <style:text-properties fo:font-weight="bold" style:font-weight-asian="bold" style:font-weight-complex="bold"/>
    </style:style>
    <style:style style:name="T13" style:family="text">
      <style:text-properties fo:font-weight="bold" officeooo:rsid="04f97e40" style:font-weight-asian="bold" style:font-weight-complex="bold"/>
    </style:style>
    <style:style style:name="T14" style:family="text">
      <style:text-properties fo:font-weight="bold" officeooo:rsid="04fd5d6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Nelson_20_Text"><text:span text:style-name="T13">À </text:span><text:span text:style-name="T14">qui de droit</text:span><text:span text:style-name="T12">,</text:span></text:p>
      <text:p text:style-name="P3"><text:span text:style-name="T9">Comme vous le constaterez en consultant mon CV, lettres de références et portefolio, mes qualitées et compétences sont plutôt variées. Je touche un peu à tout ce qui est en lien avec le web depuis environ 1995. En 2003 je suis déménagé à Shanghai, en Chine, et après avoir travaillé environ un an comme pigiste à conçevoir divers sites et designs corporatifs, j'ai accepté un emploi pour une institution de Shanghai, la « Xiehe Education Group ». C'est là que j'ai élargi encore plus mes horizons en faisant l'administration de serveurs Linux, configuré des serveurs de courriel, mis-en-place des sites web interactifs à l'aide de CMS comme Drupal, Wordpress et Moodle, et même programmé quelques applications web en PHP/MySQL. Je possède donc maintenant une bonne expertise en administration de serveurs et d'applications web également. Je suis effectivement un de ces rares spécimens qui sait autant manier le design graphique que le côté technique, configuration et programmation web.</text:span></text:p>
      <text:p text:style-name="Nelson_20_Text">Après avoir travaillé <text:span text:style-name="T1">presque </text:span>10 ans en Chine, j'ai décidé au printemps dernier de ne pas renouveller mon contrat avec mon ancien employeur, <text:span text:style-name="T5">simplement </text:span>car je voulais revenir vivre plus près de mes proches au Québec. Je suis <text:span text:style-name="T10">donc</text:span> maintenant <text:span text:style-name="T2">tout frais arrivé</text:span> à Montréal et je souhaite<text:span text:style-name="T3">rais bien </text:span>y rester pour plusieurs année<text:span text:style-name="T8">s encore</text:span>.</text:p>
      <text:p text:style-name="P2"><text:span text:style-name="T11">Je suis donc présentement disponible pour le poste d'administrateur Linux mais sinon je reste ouvert à toute autre éventuelle position(s) pour laquelle vous jugerez que je possède les compétences nécessaires.</text:span></text:p>
      <text:p text:style-name="P2"><text:span text:style-name="T4">Merci pour votre attention, e</text:span>n espérant avoir de vos nouvelles <text:span text:style-name="T6">prochainement</text:span>,</text:p>
      <text:p text:style-name="P4"/>
      <text:p text:style-name="P5">David Gagnon</text:p>
      <text:p text:style-name="P6"><text:a xlink:type="simple" xlink:href="mailto:toogreen@gmail.com"><text:span text:style-name="T7">toogreen@gmail.com</text:span></text:a></text:p>
      <text:p text:style-name="P7">Maison : 514-276-4735</text:p>
      <text:p text:style-name="P7">Mobile : 438-985-5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2-11-09T00:32:11</dc:date>
    <meta:editing-duration>P3DT2H55M51S</meta:editing-duration>
    <meta:editing-cycles>1241</meta:editing-cycles>
    <meta:generator>LibreOffice/4.2.3.3$MacOSX_X86_64 LibreOffice_project/882f8a0a489bc99a9e60c7905a60226254cb6ff0</meta:generator>
    <meta:document-statistic meta:table-count="0" meta:image-count="0" meta:object-count="0" meta:page-count="1" meta:paragraph-count="9" meta:word-count="266" meta:character-count="1691" meta:non-whitespace-character-count="1434"/>
  </office:meta>
</office:document-meta>
</file>